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4.133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13.859cm"/>
    </style:style>
    <style:style style:name="co7" style:family="table-column">
      <style:table-column-properties fo:break-before="auto" style:column-width="14.108cm"/>
    </style:style>
    <style:style style:name="co8" style:family="table-column">
      <style:table-column-properties fo:break-before="auto" style:column-width="2.281cm"/>
    </style:style>
    <style:style style:name="co9" style:family="table-column">
      <style:table-column-properties fo:break-before="auto" style:column-width="15.595cm"/>
    </style:style>
    <style:style style:name="co10" style:family="table-column">
      <style:table-column-properties fo:break-before="auto" style:column-width="14.603cm"/>
    </style:style>
    <style:style style:name="co11" style:family="table-column">
      <style:table-column-properties fo:break-before="auto" style:column-width="3.025cm"/>
    </style:style>
    <style:style style:name="co12" style:family="table-column">
      <style:table-column-properties fo:break-before="auto" style:column-width="14.355cm"/>
    </style:style>
    <style:style style:name="co13" style:family="table-column">
      <style:table-column-properties fo:break-before="auto" style:column-width="15.843cm"/>
    </style:style>
    <style:style style:name="co14" style:family="table-column">
      <style:table-column-properties fo:break-before="auto" style:column-width="15.099cm"/>
    </style:style>
    <style:style style:name="co15" style:family="table-column">
      <style:table-column-properties fo:break-before="auto" style:column-width="14.2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9cm" fo:break-before="auto" style:use-optimal-row-height="false"/>
    </style:style>
    <style:style style:name="ro3" style:family="table-row">
      <style:table-row-properties style:row-height="17.822cm" fo:break-before="auto" style:use-optimal-row-height="true"/>
    </style:style>
    <style:style style:name="ro4" style:family="table-row">
      <style:table-row-properties style:row-height="17.427cm" fo:break-before="auto" style:use-optimal-row-height="true"/>
    </style:style>
    <style:style style:name="ro5" style:family="table-row">
      <style:table-row-properties style:row-height="17.032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zh" style:country-asian="CN" style:font-style-asian="normal" style:font-weight-asian="normal" style:font-name-complex="DejaVu Sa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DejaVu Sans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zh" style:country-asian="CN" style:font-style-asian="normal" style:font-weight-asian="normal" style:font-name-complex="DejaVu Sa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earch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pre</text:p>
          </table:table-cell>
          <table:table-cell table:style-name="ce1" office:value-type="string" calcext:value-type="string">
            <text:p>10^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0222406400134787" calcext:value-type="float">
            <text:p>0.022240640013479</text:p>
          </table:table-cell>
          <table:table-cell office:value-type="float" office:value="0.0200622160045896" calcext:value-type="float">
            <text:p>0.02006221600459</text:p>
          </table:table-cell>
          <table:table-cell office:value-type="float" office:value="0.021642162988428" calcext:value-type="float">
            <text:p>0.0216421629884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e</text:p>
          </table:table-cell>
          <table:table-cell table:style-name="ce2" office:value-type="string" calcext:value-type="string">
            <text:p>10^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22735118700075" calcext:value-type="float">
            <text:p>0.22735118700075</text:p>
          </table:table-cell>
          <table:table-cell office:value-type="float" office:value="0.228117591002956" calcext:value-type="float">
            <text:p>0.228117591002956</text:p>
          </table:table-cell>
          <table:table-cell office:value-type="float" office:value="0.226751367008546" calcext:value-type="float">
            <text:p>0.22675136700854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e</text:p>
          </table:table-cell>
          <table:table-cell table:style-name="ce2" office:value-type="string" calcext:value-type="string">
            <text:p>10^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2.25259870101581" calcext:value-type="float">
            <text:p>2.25259870101581</text:p>
          </table:table-cell>
          <table:table-cell office:value-type="float" office:value="2.2016105009825" calcext:value-type="float">
            <text:p>2.2016105009825</text:p>
          </table:table-cell>
          <table:table-cell office:value-type="float" office:value="2.22285318200011" calcext:value-type="float">
            <text:p>2.222853182000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e</text:p>
          </table:table-cell>
          <table:table-cell table:style-name="ce2" office:value-type="string" calcext:value-type="string">
            <text:p>10^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24.6478133389901" calcext:value-type="float">
            <text:p>24.6478133389901</text:p>
          </table:table-cell>
          <table:table-cell office:value-type="float" office:value="22.2466419760021" calcext:value-type="float">
            <text:p>22.2466419760021</text:p>
          </table:table-cell>
          <table:table-cell office:value-type="float" office:value="22.2033523999853" calcext:value-type="float">
            <text:p>22.203352399985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e</text:p>
          </table:table-cell>
          <table:table-cell table:style-name="ce1" office:value-type="string" calcext:value-type="string">
            <text:p>10^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0210933889902662" calcext:value-type="float">
            <text:p>0.021093388990266</text:p>
          </table:table-cell>
          <table:table-cell office:value-type="float" office:value="0.0204951520136092" calcext:value-type="float">
            <text:p>0.020495152013609</text:p>
          </table:table-cell>
          <table:table-cell office:value-type="float" office:value="0.0210210730147082" calcext:value-type="float">
            <text:p>0.02102107301470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e</text:p>
          </table:table-cell>
          <table:table-cell table:style-name="ce2" office:value-type="string" calcext:value-type="string">
            <text:p>10^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229924084007507" calcext:value-type="float">
            <text:p>0.229924084007507</text:p>
          </table:table-cell>
          <table:table-cell office:value-type="float" office:value="0.232135620026384" calcext:value-type="float">
            <text:p>0.232135620026384</text:p>
          </table:table-cell>
          <table:table-cell office:value-type="float" office:value="0.233888001996092" calcext:value-type="float">
            <text:p>0.23388800199609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e</text:p>
          </table:table-cell>
          <table:table-cell table:style-name="ce2" office:value-type="string" calcext:value-type="string">
            <text:p>10^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2.26910105001298" calcext:value-type="float">
            <text:p>2.26910105001298</text:p>
          </table:table-cell>
          <table:table-cell office:value-type="float" office:value="2.25120028600213" calcext:value-type="float">
            <text:p>2.25120028600213</text:p>
          </table:table-cell>
          <table:table-cell office:value-type="float" office:value="2.23035738899489" calcext:value-type="float">
            <text:p>2.230357388994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e</text:p>
          </table:table-cell>
          <table:table-cell table:style-name="ce2" office:value-type="string" calcext:value-type="string">
            <text:p>10^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22.2773874080158" calcext:value-type="float">
            <text:p>22.2773874080158</text:p>
          </table:table-cell>
          <table:table-cell office:value-type="float" office:value="22.649860917998" calcext:value-type="float">
            <text:p>22.649860917998</text:p>
          </table:table-cell>
          <table:table-cell office:value-type="float" office:value="22.7301636329794" calcext:value-type="float">
            <text:p>22.730163632979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e</text:p>
          </table:table-cell>
          <table:table-cell table:style-name="ce1" office:value-type="string" calcext:value-type="string">
            <text:p>10^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0213756609882694" calcext:value-type="float">
            <text:p>0.021375660988269</text:p>
          </table:table-cell>
          <table:table-cell office:value-type="float" office:value="0.0208359539974481" calcext:value-type="float">
            <text:p>0.020835953997448</text:p>
          </table:table-cell>
          <table:table-cell office:value-type="float" office:value="0.0207562840078026" calcext:value-type="float">
            <text:p>0.02075628400780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e</text:p>
          </table:table-cell>
          <table:table-cell table:style-name="ce2" office:value-type="string" calcext:value-type="string">
            <text:p>10^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235181479016319" calcext:value-type="float">
            <text:p>0.235181479016319</text:p>
          </table:table-cell>
          <table:table-cell office:value-type="float" office:value="0.232570891006617" calcext:value-type="float">
            <text:p>0.232570891006617</text:p>
          </table:table-cell>
          <table:table-cell office:value-type="float" office:value="0.233813631988596" calcext:value-type="float">
            <text:p>0.23381363198859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e</text:p>
          </table:table-cell>
          <table:table-cell table:style-name="ce2" office:value-type="string" calcext:value-type="string">
            <text:p>10^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2.26095910099684" calcext:value-type="float">
            <text:p>2.26095910099684</text:p>
          </table:table-cell>
          <table:table-cell office:value-type="float" office:value="2.29324142899713" calcext:value-type="float">
            <text:p>2.29324142899713</text:p>
          </table:table-cell>
          <table:table-cell office:value-type="float" office:value="2.27197596599581" calcext:value-type="float">
            <text:p>2.2719759659958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e</text:p>
          </table:table-cell>
          <table:table-cell table:style-name="ce2" office:value-type="string" calcext:value-type="string">
            <text:p>10^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22.4640764300129" calcext:value-type="float">
            <text:p>22.4640764300129</text:p>
          </table:table-cell>
          <table:table-cell office:value-type="float" office:value="22.6824035159952" calcext:value-type="float">
            <text:p>22.6824035159952</text:p>
          </table:table-cell>
          <table:table-cell office:value-type="float" office:value="22.6365828319977" calcext:value-type="float">
            <text:p>22.6365828319977</text:p>
          </table:table-cell>
          <table:table-cell table:number-columns-repeated="23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seeded</text:p>
          </table:table-cell>
          <table:table-cell table:style-name="ce1" office:value-type="string" calcext:value-type="string">
            <text:p>10^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0182050470029935" calcext:value-type="float">
            <text:p>0.018205047002994</text:p>
          </table:table-cell>
          <table:table-cell office:value-type="float" office:value="0.0179686220071744" calcext:value-type="float">
            <text:p>0.017968622007175</text:p>
          </table:table-cell>
          <table:table-cell office:value-type="float" office:value="0.0196081010217313" calcext:value-type="float">
            <text:p>0.0196081010217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eded</text:p>
          </table:table-cell>
          <table:table-cell table:style-name="ce2" office:value-type="string" calcext:value-type="string">
            <text:p>10^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204696947010234" calcext:value-type="float">
            <text:p>0.204696947010234</text:p>
          </table:table-cell>
          <table:table-cell office:value-type="float" office:value="0.206406788987806" calcext:value-type="float">
            <text:p>0.206406788987806</text:p>
          </table:table-cell>
          <table:table-cell office:value-type="float" office:value="0.208923350000987" calcext:value-type="float">
            <text:p>0.20892335000098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eded</text:p>
          </table:table-cell>
          <table:table-cell table:style-name="ce2" office:value-type="string" calcext:value-type="string">
            <text:p>10^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2.43887976399856" calcext:value-type="float">
            <text:p>2.43887976399856</text:p>
          </table:table-cell>
          <table:table-cell office:value-type="float" office:value="2.18879643100081" calcext:value-type="float">
            <text:p>2.18879643100081</text:p>
          </table:table-cell>
          <table:table-cell office:value-type="float" office:value="2.19379593999474" calcext:value-type="float">
            <text:p>2.1937959399947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eded</text:p>
          </table:table-cell>
          <table:table-cell table:style-name="ce2" office:value-type="string" calcext:value-type="string">
            <text:p>10^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23.2976769469969" calcext:value-type="float">
            <text:p>23.2976769469969</text:p>
          </table:table-cell>
          <table:table-cell office:value-type="float" office:value="23.0338523649843" calcext:value-type="float">
            <text:p>23.0338523649843</text:p>
          </table:table-cell>
          <table:table-cell office:value-type="float" office:value="22.838876482012" calcext:value-type="float">
            <text:p>22.8388764820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eded</text:p>
          </table:table-cell>
          <table:table-cell table:style-name="ce1" office:value-type="string" calcext:value-type="string">
            <text:p>10^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0189246629888657" calcext:value-type="float">
            <text:p>0.018924662988866</text:p>
          </table:table-cell>
          <table:table-cell office:value-type="float" office:value="0.0187417480046861" calcext:value-type="float">
            <text:p>0.018741748004686</text:p>
          </table:table-cell>
          <table:table-cell office:value-type="float" office:value="0.0188129619928077" calcext:value-type="float">
            <text:p>0.01881296199280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eded</text:p>
          </table:table-cell>
          <table:table-cell table:style-name="ce2" office:value-type="string" calcext:value-type="string">
            <text:p>10^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213067417993443" calcext:value-type="float">
            <text:p>0.213067417993443</text:p>
          </table:table-cell>
          <table:table-cell office:value-type="float" office:value="0.210970666987123" calcext:value-type="float">
            <text:p>0.210970666987123</text:p>
          </table:table-cell>
          <table:table-cell office:value-type="float" office:value="0.212743818003219" calcext:value-type="float">
            <text:p>0.2127438180032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eded</text:p>
          </table:table-cell>
          <table:table-cell table:style-name="ce2" office:value-type="string" calcext:value-type="string">
            <text:p>10^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2.22887950501172" calcext:value-type="float">
            <text:p>2.22887950501172</text:p>
          </table:table-cell>
          <table:table-cell office:value-type="float" office:value="2.25079705700045" calcext:value-type="float">
            <text:p>2.25079705700045</text:p>
          </table:table-cell>
          <table:table-cell office:value-type="float" office:value="2.23891304800054" calcext:value-type="float">
            <text:p>2.2389130480005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eded</text:p>
          </table:table-cell>
          <table:table-cell table:style-name="ce2" office:value-type="string" calcext:value-type="string">
            <text:p>10^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23.2333622109727" calcext:value-type="float">
            <text:p>23.2333622109727</text:p>
          </table:table-cell>
          <table:table-cell office:value-type="float" office:value="23.2664167539915" calcext:value-type="float">
            <text:p>23.2664167539915</text:p>
          </table:table-cell>
          <table:table-cell office:value-type="float" office:value="23.2192412580189" calcext:value-type="float">
            <text:p>23.21924125801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eded</text:p>
          </table:table-cell>
          <table:table-cell table:style-name="ce1" office:value-type="string" calcext:value-type="string">
            <text:p>10^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0194665839953814" calcext:value-type="float">
            <text:p>0.019466583995381</text:p>
          </table:table-cell>
          <table:table-cell office:value-type="float" office:value="0.0190844340249896" calcext:value-type="float">
            <text:p>0.01908443402499</text:p>
          </table:table-cell>
          <table:table-cell office:value-type="float" office:value="0.0192567789927125" calcext:value-type="float">
            <text:p>0.0192567789927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eded</text:p>
          </table:table-cell>
          <table:table-cell table:style-name="ce2" office:value-type="string" calcext:value-type="string">
            <text:p>10^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211304074997315" calcext:value-type="float">
            <text:p>0.211304074997315</text:p>
          </table:table-cell>
          <table:table-cell office:value-type="float" office:value="0.212246340001002" calcext:value-type="float">
            <text:p>0.212246340001002</text:p>
          </table:table-cell>
          <table:table-cell office:value-type="float" office:value="0.212800164008513" calcext:value-type="float">
            <text:p>0.2128001640085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eded</text:p>
          </table:table-cell>
          <table:table-cell table:style-name="ce2" office:value-type="string" calcext:value-type="string">
            <text:p>10^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2.24790448701242" calcext:value-type="float">
            <text:p>2.24790448701242</text:p>
          </table:table-cell>
          <table:table-cell office:value-type="float" office:value="2.22770367001067" calcext:value-type="float">
            <text:p>2.22770367001067</text:p>
          </table:table-cell>
          <table:table-cell office:value-type="float" office:value="2.23482601801516" calcext:value-type="float">
            <text:p>2.234826018015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eded</text:p>
          </table:table-cell>
          <table:table-cell table:style-name="ce2" office:value-type="string" calcext:value-type="string">
            <text:p>10^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23.0810633789806" calcext:value-type="float">
            <text:p>23.0810633789806</text:p>
          </table:table-cell>
          <table:table-cell office:value-type="float" office:value="23.1008351079945" calcext:value-type="float">
            <text:p>23.1008351079945</text:p>
          </table:table-cell>
          <table:table-cell office:value-type="float" office:value="22.9759559020167" calcext:value-type="float">
            <text:p>22.9759559020167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random</text:p>
          </table:table-cell>
          <table:table-cell table:style-name="ce1" office:value-type="string" calcext:value-type="string">
            <text:p>10^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0187313290080056" calcext:value-type="float">
            <text:p>0.018731329008006</text:p>
          </table:table-cell>
          <table:table-cell office:value-type="float" office:value="0.0179690019867849" calcext:value-type="float">
            <text:p>0.017969001986785</text:p>
          </table:table-cell>
          <table:table-cell office:value-type="float" office:value="0.0180335539916996" calcext:value-type="float">
            <text:p>0.01803355399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ndom</text:p>
          </table:table-cell>
          <table:table-cell table:style-name="ce2" office:value-type="string" calcext:value-type="string">
            <text:p>10^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207228126004338" calcext:value-type="float">
            <text:p>0.207228126004338</text:p>
          </table:table-cell>
          <table:table-cell office:value-type="float" office:value="0.208215837017633" calcext:value-type="float">
            <text:p>0.208215837017633</text:p>
          </table:table-cell>
          <table:table-cell office:value-type="float" office:value="0.206444679992273" calcext:value-type="float">
            <text:p>0.20644467999227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ndom</text:p>
          </table:table-cell>
          <table:table-cell table:style-name="ce2" office:value-type="string" calcext:value-type="string">
            <text:p>10^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2.23487349800416" calcext:value-type="float">
            <text:p>2.23487349800416</text:p>
          </table:table-cell>
          <table:table-cell office:value-type="float" office:value="2.22267561699846" calcext:value-type="float">
            <text:p>2.22267561699846</text:p>
          </table:table-cell>
          <table:table-cell office:value-type="float" office:value="2.24392380801146" calcext:value-type="float">
            <text:p>2.2439238080114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ndom</text:p>
          </table:table-cell>
          <table:table-cell table:style-name="ce2" office:value-type="string" calcext:value-type="string">
            <text:p>10^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23.4471386240039" calcext:value-type="float">
            <text:p>23.4471386240039</text:p>
          </table:table-cell>
          <table:table-cell office:value-type="float" office:value="23.4156747180095" calcext:value-type="float">
            <text:p>23.4156747180095</text:p>
          </table:table-cell>
          <table:table-cell office:value-type="float" office:value="23.2719853050075" calcext:value-type="float">
            <text:p>23.27198530500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ndom</text:p>
          </table:table-cell>
          <table:table-cell table:style-name="ce1" office:value-type="string" calcext:value-type="string">
            <text:p>10^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018803706014296" calcext:value-type="float">
            <text:p>0.018803706014296</text:p>
          </table:table-cell>
          <table:table-cell office:value-type="float" office:value="0.0188085450208746" calcext:value-type="float">
            <text:p>0.018808545020875</text:p>
          </table:table-cell>
          <table:table-cell office:value-type="float" office:value="0.0187923039775342" calcext:value-type="float">
            <text:p>0.01879230397753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ndom</text:p>
          </table:table-cell>
          <table:table-cell table:style-name="ce2" office:value-type="string" calcext:value-type="string">
            <text:p>10^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217186296998989" calcext:value-type="float">
            <text:p>0.217186296998989</text:p>
          </table:table-cell>
          <table:table-cell office:value-type="float" office:value="0.21637973797624" calcext:value-type="float">
            <text:p>0.21637973797624</text:p>
          </table:table-cell>
          <table:table-cell office:value-type="float" office:value="0.216391759982798" calcext:value-type="float">
            <text:p>0.2163917599827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ndom</text:p>
          </table:table-cell>
          <table:table-cell table:style-name="ce2" office:value-type="string" calcext:value-type="string">
            <text:p>10^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2.24909765401389" calcext:value-type="float">
            <text:p>2.24909765401389</text:p>
          </table:table-cell>
          <table:table-cell office:value-type="float" office:value="2.25358002900612" calcext:value-type="float">
            <text:p>2.25358002900612</text:p>
          </table:table-cell>
          <table:table-cell office:value-type="float" office:value="2.28729990599095" calcext:value-type="float">
            <text:p>2.2872999059909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ndom</text:p>
          </table:table-cell>
          <table:table-cell table:style-name="ce2" office:value-type="string" calcext:value-type="string">
            <text:p>10^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23.8494905330008" calcext:value-type="float">
            <text:p>23.8494905330008</text:p>
          </table:table-cell>
          <table:table-cell office:value-type="float" office:value="23.65261005098" calcext:value-type="float">
            <text:p>23.65261005098</text:p>
          </table:table-cell>
          <table:table-cell office:value-type="float" office:value="23.9045510839787" calcext:value-type="float">
            <text:p>23.904551083978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ndom</text:p>
          </table:table-cell>
          <table:table-cell table:style-name="ce1" office:value-type="string" calcext:value-type="string">
            <text:p>10^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0193790190096479" calcext:value-type="float">
            <text:p>0.019379019009648</text:p>
          </table:table-cell>
          <table:table-cell office:value-type="float" office:value="0.01930303600966" calcext:value-type="float">
            <text:p>0.01930303600966</text:p>
          </table:table-cell>
          <table:table-cell office:value-type="float" office:value="0.0192440940008964" calcext:value-type="float">
            <text:p>0.01924409400089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ndom</text:p>
          </table:table-cell>
          <table:table-cell table:style-name="ce2" office:value-type="string" calcext:value-type="string">
            <text:p>10^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217570600972977" calcext:value-type="float">
            <text:p>0.217570600972977</text:p>
          </table:table-cell>
          <table:table-cell office:value-type="float" office:value="0.217048447026173" calcext:value-type="float">
            <text:p>0.217048447026173</text:p>
          </table:table-cell>
          <table:table-cell office:value-type="float" office:value="0.217002419987693" calcext:value-type="float">
            <text:p>0.21700241998769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ndom</text:p>
          </table:table-cell>
          <table:table-cell table:style-name="ce2" office:value-type="string" calcext:value-type="string">
            <text:p>10^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2.28971223000553" calcext:value-type="float">
            <text:p>2.28971223000553</text:p>
          </table:table-cell>
          <table:table-cell office:value-type="float" office:value="2.28464296099264" calcext:value-type="float">
            <text:p>2.28464296099264</text:p>
          </table:table-cell>
          <table:table-cell office:value-type="float" office:value="2.27589465898927" calcext:value-type="float">
            <text:p>2.275894658989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andom</text:p>
          </table:table-cell>
          <table:table-cell table:style-name="ce2" office:value-type="string" calcext:value-type="string">
            <text:p>10^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23.4330516750051" calcext:value-type="float">
            <text:p>23.4330516750051</text:p>
          </table:table-cell>
          <table:table-cell office:value-type="float" office:value="23.8149860179983" calcext:value-type="float">
            <text:p>23.8149860179983</text:p>
          </table:table-cell>
          <table:table-cell office:value-type="float" office:value="23.806529124995" calcext:value-type="float">
            <text:p>23.806529124995</text:p>
          </table:table-cell>
          <table:table-cell table:number-columns-repeated="23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0^3</text:p>
          </table:table-cell>
          <table:table-cell table:style-name="ce3" office:value-type="float" office:value="0.0213" calcext:value-type="float">
            <text:p>0.0213</text:p>
          </table:table-cell>
          <table:table-cell table:style-name="ce3" office:value-type="float" office:value="0.0011" calcext:value-type="float">
            <text:p>0.00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0^4</text:p>
          </table:table-cell>
          <table:table-cell table:style-name="ce3" office:value-type="float" office:value="0.2274" calcext:value-type="float">
            <text:p>0.2274</text:p>
          </table:table-cell>
          <table:table-cell table:style-name="ce3" office:value-type="float" office:value="0.0007" calcext:value-type="float">
            <text:p>0.000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0^5</text:p>
          </table:table-cell>
          <table:table-cell table:style-name="ce3" office:value-type="float" office:value="2.2257" calcext:value-type="float">
            <text:p>2.2257</text:p>
          </table:table-cell>
          <table:table-cell table:style-name="ce3" office:value-type="float" office:value="0.0256" calcext:value-type="float">
            <text:p>0.02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0^6</text:p>
          </table:table-cell>
          <table:table-cell table:style-name="ce3" office:value-type="float" office:value="23.0326" calcext:value-type="float">
            <text:p>23.0326</text:p>
          </table:table-cell>
          <table:table-cell table:style-name="ce3" office:value-type="float" office:value="1.399" calcext:value-type="float">
            <text:p>1.399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10^3</text:p>
          </table:table-cell>
          <table:table-cell table:style-name="ce3" office:value-type="float" office:value="0.0209" calcext:value-type="float">
            <text:p>0.0209</text:p>
          </table:table-cell>
          <table:table-cell table:style-name="ce3" office:value-type="float" office:value="0.0003" calcext:value-type="float">
            <text:p>0.00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^4</text:p>
          </table:table-cell>
          <table:table-cell table:style-name="ce3" office:value-type="float" office:value="0.232" calcext:value-type="float">
            <text:p>0.2320</text:p>
          </table:table-cell>
          <table:table-cell table:style-name="ce3" office:value-type="float" office:value="0.002" calcext:value-type="float">
            <text:p>0.00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^5</text:p>
          </table:table-cell>
          <table:table-cell table:style-name="ce3" office:value-type="float" office:value="2.2502" calcext:value-type="float">
            <text:p>2.2502</text:p>
          </table:table-cell>
          <table:table-cell table:style-name="ce3" office:value-type="float" office:value="0.0194" calcext:value-type="float">
            <text:p>0.01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^6</text:p>
          </table:table-cell>
          <table:table-cell table:style-name="ce3" office:value-type="float" office:value="22.5525" calcext:value-type="float">
            <text:p>22.5525</text:p>
          </table:table-cell>
          <table:table-cell table:style-name="ce3" office:value-type="float" office:value="0.2416" calcext:value-type="float">
            <text:p>0.24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10^3</text:p>
          </table:table-cell>
          <table:table-cell table:style-name="ce3" office:value-type="float" office:value="0.021" calcext:value-type="float">
            <text:p>0.0210</text:p>
          </table:table-cell>
          <table:table-cell table:style-name="ce3" office:value-type="float" office:value="0.0003" calcext:value-type="float">
            <text:p>0.00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^4</text:p>
          </table:table-cell>
          <table:table-cell table:style-name="ce3" office:value-type="float" office:value="0.2339" calcext:value-type="float">
            <text:p>0.2339</text:p>
          </table:table-cell>
          <table:table-cell table:style-name="ce3" office:value-type="float" office:value="0.0013" calcext:value-type="float">
            <text:p>0.00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^5</text:p>
          </table:table-cell>
          <table:table-cell table:style-name="ce3" office:value-type="float" office:value="2.2754" calcext:value-type="float">
            <text:p>2.2754</text:p>
          </table:table-cell>
          <table:table-cell table:style-name="ce3" office:value-type="float" office:value="0.0164" calcext:value-type="float">
            <text:p>0.016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^6</text:p>
          </table:table-cell>
          <table:table-cell table:style-name="ce3" office:value-type="float" office:value="22.5944" calcext:value-type="float">
            <text:p>22.5944</text:p>
          </table:table-cell>
          <table:table-cell table:style-name="ce3" office:value-type="float" office:value="0.1151" calcext:value-type="float">
            <text:p>0.1151</text:p>
          </table:table-cell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ce3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0^4</text:p>
          </table:table-cell>
          <table:table-cell table:style-name="ce3" office:value-type="float" office:value="0.2067" calcext:value-type="float">
            <text:p>0.2067</text:p>
          </table:table-cell>
          <table:table-cell table:style-name="ce3" office:value-type="float" office:value="0.0021" calcext:value-type="float">
            <text:p>0.00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0^5</text:p>
          </table:table-cell>
          <table:table-cell table:style-name="ce3" office:value-type="float" office:value="2.2738" calcext:value-type="float">
            <text:p>2.2738</text:p>
          </table:table-cell>
          <table:table-cell table:style-name="ce3" office:value-type="float" office:value="0.143" calcext:value-type="float">
            <text:p>0.14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0^6</text:p>
          </table:table-cell>
          <table:table-cell table:style-name="ce3" office:value-type="float" office:value="23.0568" calcext:value-type="float">
            <text:p>23.0568</text:p>
          </table:table-cell>
          <table:table-cell table:style-name="ce3" office:value-type="float" office:value="0.2303" calcext:value-type="float">
            <text:p>0.23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10^3</text:p>
          </table:table-cell>
          <table:table-cell table:style-name="ce3" office:value-type="float" office:value="0.0188" calcext:value-type="float">
            <text:p>0.0188</text:p>
          </table:table-cell>
          <table:table-cell table:style-name="ce3" office:value-type="float" office:value="0.0001" calcext:value-type="float">
            <text:p>0.00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^4</text:p>
          </table:table-cell>
          <table:table-cell table:style-name="ce3" office:value-type="float" office:value="0.2123" calcext:value-type="float">
            <text:p>0.2123</text:p>
          </table:table-cell>
          <table:table-cell table:style-name="ce3" office:value-type="float" office:value="0.0011" calcext:value-type="float">
            <text:p>0.00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^5</text:p>
          </table:table-cell>
          <table:table-cell table:style-name="ce3" office:value-type="float" office:value="2.2395" calcext:value-type="float">
            <text:p>2.2395</text:p>
          </table:table-cell>
          <table:table-cell table:style-name="ce3" office:value-type="float" office:value="0.011" calcext:value-type="float">
            <text:p>0.01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^6</text:p>
          </table:table-cell>
          <table:table-cell table:style-name="ce3" office:value-type="float" office:value="23.2397" calcext:value-type="float">
            <text:p>23.2397</text:p>
          </table:table-cell>
          <table:table-cell table:style-name="ce3" office:value-type="float" office:value="0.0242" calcext:value-type="float">
            <text:p>0.02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10^3</text:p>
          </table:table-cell>
          <table:table-cell table:style-name="ce3" office:value-type="float" office:value="0.0193" calcext:value-type="float">
            <text:p>0.0193</text:p>
          </table:table-cell>
          <table:table-cell table:style-name="ce3" office:value-type="float" office:value="0.0002" calcext:value-type="float">
            <text:p>0.000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^4</text:p>
          </table:table-cell>
          <table:table-cell table:style-name="ce3" office:value-type="float" office:value="0.2121" calcext:value-type="float">
            <text:p>0.2121</text:p>
          </table:table-cell>
          <table:table-cell table:style-name="ce3" office:value-type="float" office:value="0.0008" calcext:value-type="float">
            <text:p>0.000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^5</text:p>
          </table:table-cell>
          <table:table-cell table:style-name="ce3" office:value-type="float" office:value="2.2368" calcext:value-type="float">
            <text:p>2.2368</text:p>
          </table:table-cell>
          <table:table-cell table:style-name="ce3" office:value-type="float" office:value="0.0102" calcext:value-type="float">
            <text:p>0.010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^6</text:p>
          </table:table-cell>
          <table:table-cell table:style-name="ce3" office:value-type="float" office:value="23.0526" calcext:value-type="float">
            <text:p>23.0526</text:p>
          </table:table-cell>
          <table:table-cell table:style-name="ce3" office:value-type="float" office:value="0.0671" calcext:value-type="float">
            <text:p>0.067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0^3</text:p>
          </table:table-cell>
          <table:table-cell table:style-name="ce3" office:value-type="float" office:value="0.0182" calcext:value-type="float">
            <text:p>0.0182</text:p>
          </table:table-cell>
          <table:table-cell table:style-name="ce3" office:value-type="float" office:value="0.0004" calcext:value-type="float">
            <text:p>0.000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0^4</text:p>
          </table:table-cell>
          <table:table-cell table:style-name="ce3" office:value-type="float" office:value="0.2073" calcext:value-type="float">
            <text:p>0.2073</text:p>
          </table:table-cell>
          <table:table-cell table:style-name="ce3" office:value-type="float" office:value="0.0009" calcext:value-type="float">
            <text:p>0.00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0^5</text:p>
          </table:table-cell>
          <table:table-cell table:style-name="ce3" office:value-type="float" office:value="2.2338" calcext:value-type="float">
            <text:p>2.2338</text:p>
          </table:table-cell>
          <table:table-cell table:style-name="ce3" office:value-type="float" office:value="0.0107" calcext:value-type="float">
            <text:p>0.010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0^6</text:p>
          </table:table-cell>
          <table:table-cell table:style-name="ce3" office:value-type="float" office:value="23.3783" calcext:value-type="float">
            <text:p>23.3783</text:p>
          </table:table-cell>
          <table:table-cell table:style-name="ce3" office:value-type="float" office:value="0.0934" calcext:value-type="float">
            <text:p>0.09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10^3</text:p>
          </table:table-cell>
          <table:table-cell table:style-name="ce3" office:value-type="float" office:value="0.0188" calcext:value-type="float">
            <text:p>0.0188</text:p>
          </table:table-cell>
          <table:table-cell table:style-name="ce3" office:value-type="float" office:value="0" calcext:value-type="float">
            <text:p>0.00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^4</text:p>
          </table:table-cell>
          <table:table-cell table:style-name="ce3" office:value-type="float" office:value="0.2167" calcext:value-type="float">
            <text:p>0.2167</text:p>
          </table:table-cell>
          <table:table-cell table:style-name="ce3" office:value-type="float" office:value="0.0005" calcext:value-type="float">
            <text:p>0.00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^5</text:p>
          </table:table-cell>
          <table:table-cell table:style-name="ce3" office:value-type="float" office:value="2.2633" calcext:value-type="float">
            <text:p>2.2633</text:p>
          </table:table-cell>
          <table:table-cell table:style-name="ce3" office:value-type="float" office:value="0.0209" calcext:value-type="float">
            <text:p>0.02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^6</text:p>
          </table:table-cell>
          <table:table-cell table:style-name="ce3" office:value-type="float" office:value="23.8022" calcext:value-type="float">
            <text:p>23.8022</text:p>
          </table:table-cell>
          <table:table-cell table:style-name="ce3" office:value-type="float" office:value="0.1325" calcext:value-type="float">
            <text:p>0.13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10^3</text:p>
          </table:table-cell>
          <table:table-cell table:style-name="ce3" office:value-type="float" office:value="0.0193" calcext:value-type="float">
            <text:p>0.0193</text:p>
          </table:table-cell>
          <table:table-cell table:style-name="ce3" office:value-type="float" office:value="0.0001" calcext:value-type="float">
            <text:p>0.00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^4</text:p>
          </table:table-cell>
          <table:table-cell table:style-name="ce3" office:value-type="float" office:value="0.2172" calcext:value-type="float">
            <text:p>0.2172</text:p>
          </table:table-cell>
          <table:table-cell table:style-name="ce3" office:value-type="float" office:value="0.0003" calcext:value-type="float">
            <text:p>0.00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^5</text:p>
          </table:table-cell>
          <table:table-cell table:style-name="ce3" office:value-type="float" office:value="2.2834" calcext:value-type="float">
            <text:p>2.2834</text:p>
          </table:table-cell>
          <table:table-cell table:style-name="ce3" office:value-type="float" office:value="0.007" calcext:value-type="float">
            <text:p>0.007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10^6</text:p>
          </table:table-cell>
          <table:table-cell table:style-name="ce3" office:value-type="float" office:value="23.6849" calcext:value-type="float">
            <text:p>23.6849</text:p>
          </table:table-cell>
          <table:table-cell table:style-name="ce3" office:value-type="float" office:value="0.2181" calcext:value-type="float">
            <text:p>0.2181</text:p>
          </table:table-cell>
          <table:table-cell table:number-columns-repeated="25"/>
        </table:table-row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2"/>
          <table:table-cell table:style-name="ce1" office:value-type="string" calcext:value-type="string">
            <text:p>10^3</text:p>
          </table:table-cell>
          <table:table-cell table:style-name="ce2" office:value-type="string" calcext:value-type="string">
            <text:p>10^4</text:p>
          </table:table-cell>
          <table:table-cell table:style-name="ce2" office:value-type="string" calcext:value-type="string">
            <text:p>10^5</text:p>
          </table:table-cell>
          <table:table-cell table:style-name="ce2" office:value-type="string" calcext:value-type="string">
            <text:p>10^6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</text:p>
          </table:table-cell>
          <table:table-cell table:style-name="ce3" office:value-type="float" office:value="0.0213" calcext:value-type="float">
            <text:p>0.0213</text:p>
          </table:table-cell>
          <table:table-cell table:style-name="ce3" office:value-type="float" office:value="0.2274" calcext:value-type="float">
            <text:p>0.2274</text:p>
          </table:table-cell>
          <table:table-cell table:style-name="ce3" office:value-type="float" office:value="2.2257" calcext:value-type="float">
            <text:p>2.2257</text:p>
          </table:table-cell>
          <table:table-cell table:style-name="ce3" office:value-type="float" office:value="23.0326" calcext:value-type="float">
            <text:p>23.0326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eded</text:p>
          </table:table-cell>
          <table:table-cell table:style-name="ce3" office:value-type="float" office:value="0.0186" calcext:value-type="float">
            <text:p>0.0186</text:p>
          </table:table-cell>
          <table:table-cell table:style-name="ce3" office:value-type="float" office:value="0.2067" calcext:value-type="float">
            <text:p>0.2067</text:p>
          </table:table-cell>
          <table:table-cell table:style-name="ce3" office:value-type="float" office:value="2.2738" calcext:value-type="float">
            <text:p>2.2738</text:p>
          </table:table-cell>
          <table:table-cell table:style-name="ce3" office:value-type="float" office:value="23.0568" calcext:value-type="float">
            <text:p>23.0568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ndom</text:p>
          </table:table-cell>
          <table:table-cell table:style-name="ce3" office:value-type="float" office:value="0.0182" calcext:value-type="float">
            <text:p>0.0182</text:p>
          </table:table-cell>
          <table:table-cell table:style-name="ce3" office:value-type="float" office:value="0.2073" calcext:value-type="float">
            <text:p>0.2073</text:p>
          </table:table-cell>
          <table:table-cell table:style-name="ce3" office:value-type="float" office:value="2.2338" calcext:value-type="float">
            <text:p>2.2338</text:p>
          </table:table-cell>
          <table:table-cell table:style-name="ce3" office:value-type="float" office:value="23.3783" calcext:value-type="float">
            <text:p>23.3783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e</text:p>
          </table:table-cell>
          <table:table-cell table:style-name="ce3" office:value-type="float" office:value="0.0209" calcext:value-type="float">
            <text:p>0.0209</text:p>
          </table:table-cell>
          <table:table-cell table:style-name="ce3" office:value-type="float" office:value="0.232" calcext:value-type="float">
            <text:p>0.2320</text:p>
          </table:table-cell>
          <table:table-cell table:style-name="ce3" office:value-type="float" office:value="2.2502" calcext:value-type="float">
            <text:p>2.2502</text:p>
          </table:table-cell>
          <table:table-cell table:style-name="ce3" office:value-type="float" office:value="22.5525" calcext:value-type="float">
            <text:p>22.5525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eded</text:p>
          </table:table-cell>
          <table:table-cell table:style-name="ce3" office:value-type="float" office:value="0.0188" calcext:value-type="float">
            <text:p>0.0188</text:p>
          </table:table-cell>
          <table:table-cell table:style-name="ce3" office:value-type="float" office:value="0.2123" calcext:value-type="float">
            <text:p>0.2123</text:p>
          </table:table-cell>
          <table:table-cell table:style-name="ce3" office:value-type="float" office:value="2.2395" calcext:value-type="float">
            <text:p>2.2395</text:p>
          </table:table-cell>
          <table:table-cell table:style-name="ce3" office:value-type="float" office:value="23.2397" calcext:value-type="float">
            <text:p>23.2397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ndom</text:p>
          </table:table-cell>
          <table:table-cell table:style-name="ce3" office:value-type="float" office:value="0.0188" calcext:value-type="float">
            <text:p>0.0188</text:p>
          </table:table-cell>
          <table:table-cell table:style-name="ce3" office:value-type="float" office:value="0.2167" calcext:value-type="float">
            <text:p>0.2167</text:p>
          </table:table-cell>
          <table:table-cell table:style-name="ce3" office:value-type="float" office:value="2.2633" calcext:value-type="float">
            <text:p>2.2633</text:p>
          </table:table-cell>
          <table:table-cell table:style-name="ce3" office:value-type="float" office:value="23.8022" calcext:value-type="float">
            <text:p>23.8022</text:p>
          </table:table-cell>
          <table:table-cell table:number-columns-repeated="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re</text:p>
          </table:table-cell>
          <table:table-cell table:style-name="ce3" office:value-type="float" office:value="0.021" calcext:value-type="float">
            <text:p>0.0210</text:p>
          </table:table-cell>
          <table:table-cell table:style-name="ce3" office:value-type="float" office:value="0.2339" calcext:value-type="float">
            <text:p>0.2339</text:p>
          </table:table-cell>
          <table:table-cell table:style-name="ce3" office:value-type="float" office:value="2.2754" calcext:value-type="float">
            <text:p>2.2754</text:p>
          </table:table-cell>
          <table:table-cell table:style-name="ce3" office:value-type="float" office:value="22.5944" calcext:value-type="float">
            <text:p>22.5944</text:p>
          </table:table-cell>
          <table:table-cell table:number-columns-repeated="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eeded</text:p>
          </table:table-cell>
          <table:table-cell table:style-name="ce3" office:value-type="float" office:value="0.0193" calcext:value-type="float">
            <text:p>0.0193</text:p>
          </table:table-cell>
          <table:table-cell table:style-name="ce3" office:value-type="float" office:value="0.2121" calcext:value-type="float">
            <text:p>0.2121</text:p>
          </table:table-cell>
          <table:table-cell table:style-name="ce3" office:value-type="float" office:value="2.2368" calcext:value-type="float">
            <text:p>2.2368</text:p>
          </table:table-cell>
          <table:table-cell table:style-name="ce3" office:value-type="float" office:value="23.0526" calcext:value-type="float">
            <text:p>23.0526</text:p>
          </table:table-cell>
          <table:table-cell table:number-columns-repeated="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andom</text:p>
          </table:table-cell>
          <table:table-cell table:style-name="ce3" office:value-type="float" office:value="0.0193" calcext:value-type="float">
            <text:p>0.0193</text:p>
          </table:table-cell>
          <table:table-cell table:style-name="ce3" office:value-type="float" office:value="0.2172" calcext:value-type="float">
            <text:p>0.2172</text:p>
          </table:table-cell>
          <table:table-cell table:style-name="ce3" office:value-type="float" office:value="2.2834" calcext:value-type="float">
            <text:p>2.2834</text:p>
          </table:table-cell>
          <table:table-cell table:style-name="ce3" office:value-type="float" office:value="23.6849" calcext:value-type="float">
            <text:p>23.6849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2"/>
          <table:table-cell table:number-columns-repeated="24"/>
        </table:table-row>
        <table:table-row table:style-name="ro1" table:number-rows-repeated="6">
          <table:table-cell table:number-columns-repeated="30"/>
        </table:table-row>
        <table:table-row table:style-name="ro3">
          <table:table-cell table:style-name="ce1" office:value-type="string" calcext:value-type="string">
            <text:p>pre [[1341, 128, [0.08502379999845289, 0.02547325100749731, 0.020998449996113777]], [13410, 128, [0.5639505019935314, 0.23062460400979035, 0.23364347100141458]], [134100, 128, [5.4613548290217295, 2.2399411340011284, 2.2588023580028675]], [1341000, 128, [38.86844930500956, 22.739923801011173, 22.768809210014297]]]</text:p>
          </table:table-cell>
          <table:table-cell table:style-name="ce1"/>
          <table:table-cell table:number-columns-repeated="28"/>
        </table:table-row>
        <table:table-row table:style-name="ro4">
          <table:table-cell table:style-name="ce1" office:value-type="string" calcext:value-type="string">
            <text:p>random [[1341, 128, [0.030613103008363396, 0.018475427001249045, 0.01848165798583068]], [13410, 128, [0.30241001400281675, 0.21587475598789752, 0.21055006500682794]], [134100, 128, [2.6693586629990023, 2.3089930650021415, 2.5301655009971]], [1341000, 128, [26.88556286401581, 23.884055973001523, 23.943591683986597]]]</text:p>
          </table:table-cell>
          <table:table-cell table:style-name="ce1"/>
          <table:table-cell table:number-columns-repeated="28"/>
        </table:table-row>
        <table:table-row table:style-name="ro5">
          <table:table-cell table:style-name="ce1" office:value-type="string" calcext:value-type="string">
            <text:p>seeded [[1341, 128, [0.056345140998018906, 0.025492276006843895, 0.021298856008797884]], [13410, 128, [0.32032918199547566, 0.20911480000359006, 0.21074854902690277]], [134100, 128, [2.781646076007746, 2.23328399300226, 2.2219756490085274]], [1341000, 128, [30.131486875005066, 23.16368636599509, 23.164491702977102]]]</text:p>
          </table:table-cell>
          <table:table-cell table:style-name="ce1"/>
          <table:table-cell table:number-columns-repeated="28"/>
        </table:table-row>
      </table:table>
      <table:table table:name="construction" table:style-name="ta1">
        <table:table-column table:style-name="co1" table:number-columns-repeated="11" table:default-cell-style-name="Default"/>
        <table:table-row table:style-name="ro6">
          <table:table-cell/>
          <table:table-cell table:style-name="ce1" office:value-type="string" calcext:value-type="string">
            <text:p>10^3</text:p>
          </table:table-cell>
          <table:table-cell table:style-name="ce2" office:value-type="string" calcext:value-type="string">
            <text:p>10^4</text:p>
          </table:table-cell>
          <table:table-cell table:style-name="ce2" office:value-type="string" calcext:value-type="string">
            <text:p>10^5</text:p>
          </table:table-cell>
          <table:table-cell table:style-name="ce2" office:value-type="string" calcext:value-type="string">
            <text:p>10^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0.0609632410050835" calcext:value-type="float">
            <text:p>0.060963241005084</text:p>
          </table:table-cell>
          <table:table-cell office:value-type="float" office:value="0.552973410987761" calcext:value-type="float">
            <text:p>0.552973410987761</text:p>
          </table:table-cell>
          <table:table-cell office:value-type="float" office:value="6.71855790898553" calcext:value-type="float">
            <text:p>6.71855790898553</text:p>
          </table:table-cell>
          <table:table-cell office:value-type="float" office:value="86.0211704880057" calcext:value-type="float">
            <text:p>86.02117048800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0.051041989994701" calcext:value-type="float">
            <text:p>0.051041989994701</text:p>
          </table:table-cell>
          <table:table-cell office:value-type="float" office:value="0.546470800007228" calcext:value-type="float">
            <text:p>0.546470800007228</text:p>
          </table:table-cell>
          <table:table-cell office:value-type="float" office:value="6.7187806990114" calcext:value-type="float">
            <text:p>6.7187806990114</text:p>
          </table:table-cell>
          <table:table-cell office:value-type="float" office:value="82.9090537329903" calcext:value-type="float">
            <text:p>82.90905373299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0.0427280669973698" calcext:value-type="float">
            <text:p>0.04272806699737</text:p>
          </table:table-cell>
          <table:table-cell office:value-type="float" office:value="0.543068461003713" calcext:value-type="float">
            <text:p>0.543068461003713</text:p>
          </table:table-cell>
          <table:table-cell office:value-type="float" office:value="6.73672561699641" calcext:value-type="float">
            <text:p>6.73672561699641</text:p>
          </table:table-cell>
          <table:table-cell office:value-type="float" office:value="79.6288529069861" calcext:value-type="float">
            <text:p>79.6288529069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0.0037357080145739" calcext:value-type="float">
            <text:p>0.003735708014574</text:p>
          </table:table-cell>
          <table:table-cell office:value-type="float" office:value="0.630108940007631" calcext:value-type="float">
            <text:p>0.630108940007631</text:p>
          </table:table-cell>
          <table:table-cell office:value-type="float" office:value="10.5783043059928" calcext:value-type="float">
            <text:p>10.5783043059928</text:p>
          </table:table-cell>
          <table:table-cell office:value-type="float" office:value="131.846750629018" calcext:value-type="float">
            <text:p>131.846750629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0.00356278300751001" calcext:value-type="float">
            <text:p>0.00356278300751</text:p>
          </table:table-cell>
          <table:table-cell office:value-type="float" office:value="0.625499817018863" calcext:value-type="float">
            <text:p>0.625499817018863</text:p>
          </table:table-cell>
          <table:table-cell office:value-type="float" office:value="10.8405682969897" calcext:value-type="float">
            <text:p>10.8405682969897</text:p>
          </table:table-cell>
          <table:table-cell office:value-type="float" office:value="131.930738969008" calcext:value-type="float">
            <text:p>131.930738969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ded</text:p>
          </table:table-cell>
          <table:table-cell office:value-type="float" office:value="0.00355750200105831" calcext:value-type="float">
            <text:p>0.003557502001058</text:p>
          </table:table-cell>
          <table:table-cell office:value-type="float" office:value="0.625585216999752" calcext:value-type="float">
            <text:p>0.625585216999752</text:p>
          </table:table-cell>
          <table:table-cell office:value-type="float" office:value="10.6302811680071" calcext:value-type="float">
            <text:p>10.6302811680071</text:p>
          </table:table-cell>
          <table:table-cell office:value-type="float" office:value="132.554859727999" calcext:value-type="float">
            <text:p>132.554859727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0.0673171709931921" calcext:value-type="float">
            <text:p>0.067317170993192</text:p>
          </table:table-cell>
          <table:table-cell office:value-type="float" office:value="0.838200833008159" calcext:value-type="float">
            <text:p>0.838200833008159</text:p>
          </table:table-cell>
          <table:table-cell office:value-type="float" office:value="13.3788849349949" calcext:value-type="float">
            <text:p>13.3788849349949</text:p>
          </table:table-cell>
          <table:table-cell office:value-type="float" office:value="173.366028959019" calcext:value-type="float">
            <text:p>173.366028959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0.0618865609867498" calcext:value-type="float">
            <text:p>0.06188656098675</text:p>
          </table:table-cell>
          <table:table-cell office:value-type="float" office:value="0.840345214004628" calcext:value-type="float">
            <text:p>0.840345214004628</text:p>
          </table:table-cell>
          <table:table-cell office:value-type="float" office:value="12.9320799680136" calcext:value-type="float">
            <text:p>12.9320799680136</text:p>
          </table:table-cell>
          <table:table-cell office:value-type="float" office:value="182.453816295019" calcext:value-type="float">
            <text:p>182.453816295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0.0622338050161488" calcext:value-type="float">
            <text:p>0.062233805016149</text:p>
          </table:table-cell>
          <table:table-cell office:value-type="float" office:value="0.823284872982185" calcext:value-type="float">
            <text:p>0.823284872982185</text:p>
          </table:table-cell>
          <table:table-cell office:value-type="float" office:value="13.2704584150051" calcext:value-type="float">
            <text:p>13.2704584150051</text:p>
          </table:table-cell>
          <table:table-cell office:value-type="float" office:value="183.197161495016" calcext:value-type="float">
            <text:p>183.197161495016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6">
          <table:table-cell office:value-type="string" calcext:value-type="string">
            <text:p>elements</text:p>
          </table:table-cell>
          <table:table-cell table:style-name="ce1" office:value-type="string" calcext:value-type="string">
            <text:p>10^3</text:p>
          </table:table-cell>
          <table:table-cell table:style-name="ce2" office:value-type="string" calcext:value-type="string">
            <text:p>10^4</text:p>
          </table:table-cell>
          <table:table-cell table:style-name="ce2" office:value-type="string" calcext:value-type="string">
            <text:p>10^5</text:p>
          </table:table-cell>
          <table:table-cell table:style-name="ce2" office:value-type="string" calcext:value-type="string">
            <text:p>10^6</text:p>
          </table:table-cell>
          <table:table-cell/>
          <table:table-cell office:value-type="string" calcext:value-type="string">
            <text:p>avg’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</text:p>
          </table:table-cell>
          <table:table-cell table:formula="of:=AVERAGE([.B2:.B4])" office:value-type="float" office:value="0.0515777659990514" calcext:value-type="float">
            <text:p>0.051577765999052</text:p>
          </table:table-cell>
          <table:table-cell table:formula="of:=AVERAGE([.C2:.C4])" office:value-type="float" office:value="0.547504223999567" calcext:value-type="float">
            <text:p>0.547504223999567</text:p>
          </table:table-cell>
          <table:table-cell table:formula="of:=AVERAGE([.D2:.D4])" office:value-type="float" office:value="6.72468807499778" calcext:value-type="float">
            <text:p>6.72468807499778</text:p>
          </table:table-cell>
          <table:table-cell table:formula="of:=AVERAGE([.E2:.E4])" office:value-type="float" office:value="82.8530257093274" calcext:value-type="float">
            <text:p>82.8530257093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ded</text:p>
          </table:table-cell>
          <table:table-cell table:formula="of:=AVERAGE([.B5:.B7])" office:value-type="float" office:value="0.00361866434104741" calcext:value-type="float">
            <text:p>0.003618664341047</text:p>
          </table:table-cell>
          <table:table-cell table:formula="of:=AVERAGE([.C5:.C7])" office:value-type="float" office:value="0.627064658008749" calcext:value-type="float">
            <text:p>0.627064658008749</text:p>
          </table:table-cell>
          <table:table-cell table:formula="of:=AVERAGE([.D5:.D7])" office:value-type="float" office:value="10.6830512569965" calcext:value-type="float">
            <text:p>10.6830512569965</text:p>
          </table:table-cell>
          <table:table-cell table:formula="of:=AVERAGE([.E5:.E7])" office:value-type="float" office:value="132.110783108675" calcext:value-type="float">
            <text:p>132.110783108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.B8:.B10])" office:value-type="float" office:value="0.0638125123320303" calcext:value-type="float">
            <text:p>0.06381251233203</text:p>
          </table:table-cell>
          <table:table-cell table:formula="of:=AVERAGE([.C8:.C10])" office:value-type="float" office:value="0.833943639998324" calcext:value-type="float">
            <text:p>0.833943639998324</text:p>
          </table:table-cell>
          <table:table-cell table:formula="of:=AVERAGE([.D8:.D10])" office:value-type="float" office:value="13.1938077726712" calcext:value-type="float">
            <text:p>13.1938077726712</text:p>
          </table:table-cell>
          <table:table-cell table:formula="of:=AVERAGE([.E8:.E10])" office:value-type="float" office:value="179.672335583018" calcext:value-type="float">
            <text:p>179.672335583018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const is log(n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n*log(n) for sear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8T16:24:44.746340582</meta:creation-date>
    <dc:date>2021-05-18T17:53:01.455842332</dc:date>
    <meta:editing-duration>PT12M23S</meta:editing-duration>
    <meta:editing-cycles>1</meta:editing-cycles>
    <meta:document-statistic meta:table-count="2" meta:cell-count="563" meta:object-count="0"/>
    <meta:generator>LibreOffice/7.1.2.2$Linux_X86_64 LibreOffice_project/10$Build-2</meta:generator>
  </office:meta>
</office:document-meta>
</file>